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erif" svg:font-family="FreeSerif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_20_2" svg:stroke-width="0.02cm" svg:stroke-color="#ff7f00" draw:marker-start-width="0.26cm" draw:marker-end-width="0.26cm" draw:fill="none" draw:textarea-vertical-align="middle" fo:padding-top="0.135cm" fo:padding-bottom="0.135cm" fo:padding-left="0.26cm" fo:padding-right="0.26cm"/>
    </style:style>
    <style:style style:name="gr2" style:family="graphic" style:parent-style-name="standard">
      <style:graphic-properties draw:stroke="none" svg:stroke-width="0.044cm" draw:stroke-linejoin="miter" draw:fill="solid" draw:fill-color="#ffffff" draw:opacity="0%"/>
    </style:style>
    <style:style style:name="gr3" style:family="graphic" style:parent-style-name="standard">
      <style:graphic-properties draw:stroke="none" svg:stroke-width="0.044cm" draw:stroke-linejoin="miter" draw:fill="solid" draw:fill-color="#000000"/>
    </style:style>
    <style:style style:name="gr4" style:family="graphic" style:parent-style-name="standard">
      <style:graphic-properties svg:stroke-width="0.02cm" svg:stroke-color="#000000" draw:marker-start-width="0.26cm" draw:marker-end-width="0.26cm" draw:textarea-vertical-align="middle" fo:padding-top="0.135cm" fo:padding-bottom="0.135cm" fo:padding-left="0.26cm" fo:padding-right="0.26cm"/>
    </style:style>
    <style:style style:name="gr5" style:family="graphic" style:parent-style-name="standard">
      <style:graphic-properties svg:stroke-width="0.02cm" svg:stroke-color="#000000" draw:marker-start-width="0.26cm" draw:marker-end-width="0.26cm" draw:fill="none" draw:textarea-horizontal-align="justify" draw:textarea-vertical-align="middle" draw:auto-grow-height="false" fo:min-height="0.63cm" fo:min-width="0cm" fo:padding-top="0.135cm" fo:padding-bottom="0.135cm" fo:padding-left="0.26cm" fo:padding-right="0.26cm"/>
    </style:style>
    <style:style style:name="gr6" style:family="graphic" style:parent-style-name="standard">
      <style:graphic-properties svg:stroke-width="0.02cm" svg:stroke-color="#000000" draw:marker-start-width="0.26cm" draw:marker-end-width="0.26cm" draw:fill="solid" draw:fill-color="#ffffff" draw:textarea-horizontal-align="justify" draw:textarea-vertical-align="middle" draw:auto-grow-height="false" fo:min-height="0cm" fo:min-width="0cm" fo:padding-top="0.135cm" fo:padding-bottom="0.135cm" fo:padding-left="0.26cm" fo:padding-right="0.26cm"/>
    </style:style>
    <style:style style:name="gr7" style:family="graphic" style:parent-style-name="objectwithoutfill">
      <style:graphic-properties svg:stroke-width="0.02cm" svg:stroke-color="#000000" draw:marker-start-width="0.26cm" draw:marker-end-width="0.26cm" draw:fill="none" draw:textarea-vertical-align="middle" fo:padding-top="0.135cm" fo:padding-bottom="0.135cm" fo:padding-left="0.26cm" fo:padding-right="0.26cm"/>
    </style:style>
    <style:style style:name="gr8" style:family="graphic" style:parent-style-name="objectwithoutfill">
      <style:graphic-properties svg:stroke-width="0.01cm" svg:stroke-color="#000000" draw:marker-start-width="0.235cm" draw:marker-end-width="0.235cm" draw:fill="none" draw:textarea-vertical-align="middle" fo:padding-top="0.13cm" fo:padding-bottom="0.13cm" fo:padding-left="0.255cm" fo:padding-right="0.255cm"/>
    </style:style>
    <style:style style:name="gr9" style:family="graphic" style:parent-style-name="standard">
      <style:graphic-properties draw:stroke="none" svg:stroke-width="0.044cm" draw:stroke-linejoin="miter" draw:fill="solid" draw:fill-color="#ffffff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 draw:opacity="0%"/>
    </style:style>
    <style:style style:name="P3" style:family="paragraph">
      <loext:graphic-properties draw:fill="solid" draw:fill-color="#000000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solid" draw:fill-color="#ffffff"/>
    </style:style>
  </office:automatic-styles>
  <office:body>
    <office:drawing>
      <draw:page draw:name="page1" draw:style-name="dp1" draw:master-page-name="Predefinito">
        <draw:line draw:style-name="gr1" draw:text-style-name="P1" draw:layer="layout" svg:x1="4.3cm" svg:y1="0.1cm" svg:x2="4.3cm" svg:y2="4cm">
          <text:p/>
        </draw:line>
        <draw:line draw:style-name="gr1" draw:text-style-name="P1" draw:layer="layout" svg:x1="2.4cm" svg:y1="0.1cm" svg:x2="2.4cm" svg:y2="4cm">
          <text:p/>
        </draw:line>
        <draw:g>
          <svg:title>TexMaths</svg:title>
          <svg:desc>10§display§Z_L
§svg§600§TRUE§</svg:desc>
          <draw:polygon draw:style-name="gr2" draw:text-style-name="P2" draw:layer="layout" svg:width="0.433cm" svg:height="0.293cm" svg:x="5.72cm" svg:y="1.83cm" svg:viewBox="0 0 434 294" draw:points="217,294 0,294 0,0 434,0 434,294">
            <text:p/>
          </draw:polygon>
          <draw:path draw:style-name="gr3" draw:text-style-name="P3" draw:layer="layout" svg:width="0.234cm" svg:height="0.24cm" svg:x="5.74cm" svg:y="1.83cm" svg:viewBox="0 0 235 241" svg:d="M234 9c0-2 1-3 1-6s-2-3-9-3h-149c-8 0-9 0-11 7l-20 63c0 2 0 5 0 5 0 1 0 4 4 4 3 0 4-2 4-3 14-42 32-65 87-65h58l-197 221c0 0-2 5-2 6 0 3 2 3 9 3h154c8 0 8 0 10-7l26-78c0-1 1-4 1-5 0-2-1-4-5-4-3 0-4 1-6 8-15 48-32 74-92 74h-61z">
            <text:p/>
          </draw:path>
          <draw:path draw:style-name="gr3" draw:text-style-name="P3" draw:layer="layout" svg:width="0.161cm" svg:height="0.168cm" svg:x="5.977cm" svg:y="1.955cm" svg:viewBox="0 0 162 169" svg:d="M85 20c2-9 3-11 26-11 8 0 10 0 10-6 0 0 0-3-4-3-6 0-13 1-19 1s-13 0-20 0c-5 0-12 0-16 0-6 0-12-1-16-1-2 0-6 0-6 6 0 3 3 3 8 3 0 0 5 0 10 1 4 0 5 0 5 3 0 1 0 1-1 5l-33 132c-2 8-3 10-22 10-4 0-7 0-7 5 0 4 3 4 7 4h125c6 0 7 0 8-5 3-6 22-54 22-57 0 0-1-3-5-3-2 0-3 1-5 5-9 24-20 51-66 51h-28c-7 0-8 0-8-2 0 0 0-2 2-6z">
            <text:p/>
          </draw:path>
        </draw:g>
        <draw:connector draw:style-name="gr4" draw:text-style-name="P4" draw:layer="layout" draw:line-skew="0cm 0.31cm" svg:x1="2.5cm" svg:y1="1.3cm" svg:x2="5.391cm" svg:y2="1.5cm" draw:start-shape="id1" draw:start-glue-point="10" draw:end-shape="id2" draw:end-glue-point="0" svg:d="M2500 1300h1342 1549v200" svg:viewBox="0 0 2892 201">
          <text:p/>
        </draw:connector>
        <draw:custom-shape draw:style-name="gr5" draw:text-style-name="P1" xml:id="id2" draw:id="id2" draw:layer="layout" svg:width="0.418cm" svg:height="0.9cm" svg:x="5.182cm" svg:y="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draw:line-skew="0cm -0.31cm" svg:x1="2.501cm" svg:y1="2.6cm" svg:x2="5.391cm" svg:y2="2.4cm" draw:start-shape="id3" draw:start-glue-point="10" draw:end-shape="id2" draw:end-glue-point="2" svg:d="M2501 2600h1341 1549v-200" svg:viewBox="0 0 2891 201">
          <text:p/>
        </draw:connector>
        <draw:g>
          <svg:title>TexMaths</svg:title>
          <svg:desc>10§display§Z_C

§svg§600§TRUE§</svg:desc>
          <draw:polygon draw:style-name="gr2" draw:text-style-name="P2" draw:layer="layout" svg:width="0.457cm" svg:height="0.291cm" svg:x="3.042cm" svg:y="1.803cm" svg:viewBox="0 0 458 292" draw:points="229,292 0,292 0,0 458,0 458,292">
            <text:p/>
          </draw:polygon>
          <draw:path draw:style-name="gr3" draw:text-style-name="P3" draw:layer="layout" svg:width="0.234cm" svg:height="0.239cm" svg:x="3.062cm" svg:y="1.802cm" svg:viewBox="0 0 235 240" svg:d="M234 9c0-2 1-3 1-6s-2-3-9-3h-149c-8 0-9 0-11 7l-20 63c0 2 0 4 0 5s0 4 4 4c3 0 4-2 4-3 14-42 32-65 87-65h58l-197 220c0 1-2 5-2 6 0 3 2 3 9 3h154c8 0 8 0 10-7l26-77c0-2 1-4 1-6 0-1-1-4-5-4-3 0-4 2-6 9-15 48-32 73-92 73h-61z">
            <text:p/>
          </draw:path>
          <draw:path draw:style-name="gr3" draw:text-style-name="P3" draw:layer="layout" svg:width="0.19cm" svg:height="0.177cm" svg:x="3.298cm" svg:y="1.922cm" svg:viewBox="0 0 191 178" svg:d="M191 3c0-1 0-3-3-3-1 0-2 1-5 3l-17 19c-3-3-16-22-47-22-60 0-119 53-119 109 0 40 32 69 76 69 13 0 37-2 63-24 19-17 24-38 24-40 0-3-3-3-4-3-3 0-4 2-4 4-10 34-45 54-75 54-26 0-55-13-55-52 0-8 1-47 30-78 17-19 43-30 67-30 28 0 45 21 45 49 0 6 0 8 0 9 0 3 3 3 4 3 4 0 4 0 5-4z">
            <text:p/>
          </draw:path>
        </draw:g>
        <draw:custom-shape draw:style-name="gr6" draw:text-style-name="P5" xml:id="id1" draw:id="id1" draw:layer="layout" svg:width="0.2cm" svg:height="0.2cm" svg:x="2.3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cm" svg:height="0.2cm" svg:x="4.201cm" svg:y="1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3" draw:id="id3" draw:layer="layout" svg:width="0.2cm" svg:height="0.2cm" svg:x="2.301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cm" svg:height="0.2cm" svg:x="4.202cm" svg:y="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2.3cm" svg:y1="2.6cm" svg:x2="1.5cm" svg:y2="2.6cm">
          <text:p/>
        </draw:line>
        <draw:line draw:style-name="gr7" draw:text-style-name="P1" draw:layer="layout" svg:x1="2.3cm" svg:y1="1.3cm" svg:x2="1.5cm" svg:y2="1.3cm">
          <text:p/>
        </draw:line>
        <draw:line draw:style-name="gr7" draw:text-style-name="P1" draw:layer="layout" svg:x1="1.5cm" svg:y1="0.1cm" svg:x2="1.5cm" svg:y2="1.3cm">
          <text:p/>
        </draw:line>
        <draw:line draw:style-name="gr7" draw:text-style-name="P1" draw:layer="layout" svg:x1="1.5cm" svg:y1="2.6cm" svg:x2="1.5cm" svg:y2="3.8cm">
          <text:p/>
        </draw:line>
        <draw:path draw:style-name="gr8" draw:text-style-name="P1" draw:layer="layout" svg:width="1.707cm" svg:height="1.252cm" draw:transform="skewX (-0.174881991049832) rotate (-0.967785070230856) translate (0.100999999999999cm 0.9cm)" svg:viewBox="0 0 1708 1253" svg:d="M0 0c1530 1 1708 1253 1708 1253">
          <text:p/>
        </draw:path>
        <draw:path draw:style-name="gr8" draw:text-style-name="P1" draw:layer="layout" svg:width="1.707cm" svg:height="1.252cm" draw:transform="skewX (-0.174881991049832) rotate (-0.967785070230856) translate (0.350002064693739cm 0.9cm)" svg:viewBox="0 0 1708 1253" svg:d="M0 0c1530 1 1708 1253 1708 1253">
          <text:p/>
        </draw:path>
        <draw:path draw:style-name="gr8" draw:text-style-name="P1" draw:layer="layout" svg:width="1.707cm" svg:height="1.252cm" draw:transform="skewX (-0.174881991049832) rotate (-0.967785070230856) translate (0.59900412938747cm 0.9cm)" svg:viewBox="0 0 1708 1253" svg:d="M0 0c1530 1 1708 1253 1708 1253">
          <text:p/>
        </draw:path>
        <draw:g>
          <svg:title>TexMaths</svg:title>
          <svg:desc>10§display§\vec{E}_i

§svg§600§FALSE§</svg:desc>
          <draw:polygon draw:style-name="gr9" draw:text-style-name="P6" draw:layer="layout" svg:width="0.359cm" svg:height="0.393cm" svg:x="0.542cm" svg:y="1.703cm" svg:viewBox="0 0 360 394" draw:points="180,394 0,394 0,0 360,0 360,394">
            <text:p/>
          </draw:polygon>
          <draw:path draw:style-name="gr3" draw:text-style-name="P3" draw:layer="layout" svg:width="0.156cm" svg:height="0.069cm" svg:x="0.66cm" svg:y="1.703cm" svg:viewBox="0 0 157 70" svg:d="M126 42c-5 5-17 15-17 21 0 4 3 7 7 7 3 0 5-2 6-4 5-5 13-16 28-24 3 0 7-3 7-7 0-3-3-5-6-7-7-6-11-12-14-20-1-3-2-8-7-8s-7 5-7 7c0 3 3 14 8 21h-119c-6 0-12 0-12 7s6 7 12 7z">
            <text:p/>
          </draw:path>
          <draw:path draw:style-name="gr3" draw:text-style-name="P3" draw:layer="layout" svg:width="0.255cm" svg:height="0.239cm" svg:x="0.556cm" svg:y="1.804cm" svg:viewBox="0 0 256 240" svg:d="M236 158c1-2 2-4 2-5s0-4-4-4-4 2-5 4c-23 53-35 76-96 76h-51c-5 0-6 0-8 0-4-1-5-1-5-4 0-1 0-2 2-8l24-96h35c30 0 30 7 30 16 0 2 0 6-2 17-1 2-2 3-2 4 0 2 2 4 5 4 2 0 4-2 5-7l20-83c0-2-2-3-4-3-4 0-4 1-5 5-7 28-14 36-47 36h-32l21-85c3-13 3-14 19-14h49c43 0 54 10 54 39 0 8 0 9-1 19 0 2-1 5-1 6 0 2 2 4 5 4s4-1 5-9l7-60c1-10-1-10-10-10h-178c-7 0-10 0-10 7 0 4 3 4 9 4 13 0 23 0 23 7 0 0 0 1-1 8l-47 186c-4 14-4 17-32 17-6 0-10 0-10 6 0 5 3 5 10 5h183c8 0 9-1 11-6z">
            <text:p/>
          </draw:path>
          <draw:path draw:style-name="gr3" draw:text-style-name="P3" draw:layer="layout" svg:width="0.074cm" svg:height="0.165cm" svg:x="0.813cm" svg:y="1.933cm" svg:viewBox="0 0 75 166" svg:d="M69 10c0-4-3-10-10-10s-14 6-14 14c0 4 3 9 10 9s14-7 14-13zM18 135c-1 3-2 6-2 11 0 11 10 20 23 20 26 0 36-34 36-37s-3-3-4-3c-3 0-3 1-5 4-5 20-16 29-26 29-5 0-6-3-6-9 0-5 2-9 4-15 3-7 5-13 8-20 2-5 11-29 12-31s2-6 2-8c0-12-10-21-24-21-25 0-36 34-36 38 0 3 3 3 4 3 4 0 4-2 5-4 6-22 17-30 26-30 4 0 7 2 7 8s-2 10-8 25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erif" svg:font-family="FreeSerif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Fine_20_Dashed_20_2" draw:display-name="Fine Dashed 2" draw:style="rect" draw:dots1="1" draw:dots1-length="0.2cm" draw:distance="0.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erif" style:font-family-complex="FreeSerif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.2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3T09:43:00.540707555</meta:creation-date>
    <dc:date>2017-09-02T17:09:14.322014019</dc:date>
    <meta:editing-duration>PT1H55M2S</meta:editing-duration>
    <meta:editing-cycles>26</meta:editing-cycles>
    <meta:generator>LibreOffice/5.4.0.3$Linux_X86_64 LibreOffice_project/40m0$Build-3</meta:generator>
    <meta:document-statistic meta:object-count="29"/>
  </office:meta>
</office:document-meta>
</file>